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"/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2" table:default-cell-style-name="ce4"/>
        <table:table-column table:style-name="co2" table:default-cell-style-name="ce5"/>
        <table:table-row table:style-name="ro1">
          <table:table-cell table:style-name="ce6" office:value-type="string" calcext:value-type="string">
            <text:p>Población de España</text:p>
          </table:table-cell>
          <table:table-cell table:style-name="ce1"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Padrón municipal 2016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ce2" office:value-type="string" calcext:value-type="string">
            <text:p>Hombres</text:p>
          </table:table-cell>
          <table:table-cell table:style-name="ce2" office:value-type="string" calcext:value-type="string">
            <text:p>Mujeres</text:p>
          </table:table-cell>
          <table:table-cell table:style-name="Default" office:value-type="string" calcext:value-type="string">
            <text:p>Ambos Sexos</text:p>
          </table:table-cell>
        </table:table-row>
        <table:table-row table:style-name="ro2">
          <table:table-cell office:value-type="string" calcext:value-type="string">
            <text:p>Andalucía</text:p>
          </table:table-cell>
          <table:table-cell office:value-type="float" office:value="4139194" calcext:value-type="float">
            <text:p>4.139.194</text:p>
          </table:table-cell>
          <table:table-cell office:value-type="float" office:value="4248913" calcext:value-type="float">
            <text:p>4.248.913</text:p>
          </table:table-cell>
          <table:table-cell/>
        </table:table-row>
        <table:table-row table:style-name="ro2">
          <table:table-cell office:value-type="string" calcext:value-type="string">
            <text:p>Aragón</text:p>
          </table:table-cell>
          <table:table-cell office:value-type="float" office:value="647206" calcext:value-type="float">
            <text:p>647.206</text:p>
          </table:table-cell>
          <table:table-cell office:value-type="float" office:value="661357" calcext:value-type="float">
            <text:p>661.357</text:p>
          </table:table-cell>
          <table:table-cell/>
        </table:table-row>
        <table:table-row table:style-name="ro2">
          <table:table-cell office:value-type="string" calcext:value-type="string">
            <text:p>Asturias (Principado de)</text:p>
          </table:table-cell>
          <table:table-cell office:value-type="float" office:value="497852" calcext:value-type="float">
            <text:p>497.852</text:p>
          </table:table-cell>
          <table:table-cell office:value-type="float" office:value="544756" calcext:value-type="float">
            <text:p>544.756</text:p>
          </table:table-cell>
          <table:table-cell/>
        </table:table-row>
        <table:table-row table:style-name="ro2">
          <table:table-cell office:value-type="string" calcext:value-type="string">
            <text:p>Baleares (Islas)</text:p>
          </table:table-cell>
          <table:table-cell office:value-type="float" office:value="550682" calcext:value-type="float">
            <text:p>550.682</text:p>
          </table:table-cell>
          <table:table-cell office:value-type="float" office:value="556538" calcext:value-type="float">
            <text:p>556.538</text:p>
          </table:table-cell>
          <table:table-cell/>
        </table:table-row>
        <table:table-row table:style-name="ro2">
          <table:table-cell office:value-type="string" calcext:value-type="string">
            <text:p>Canarias</text:p>
          </table:table-cell>
          <table:table-cell office:value-type="float" office:value="1042838" calcext:value-type="float">
            <text:p>1.042.838</text:p>
          </table:table-cell>
          <table:table-cell office:value-type="float" office:value="1059086" calcext:value-type="float">
            <text:p>1.059.086</text:p>
          </table:table-cell>
          <table:table-cell/>
        </table:table-row>
        <table:table-row table:style-name="ro2">
          <table:table-cell office:value-type="string" calcext:value-type="string">
            <text:p>Cantabria</text:p>
          </table:table-cell>
          <table:table-cell office:value-type="float" office:value="282988" calcext:value-type="float">
            <text:p>282.988</text:p>
          </table:table-cell>
          <table:table-cell office:value-type="float" office:value="299218" calcext:value-type="float">
            <text:p>299.218</text:p>
          </table:table-cell>
          <table:table-cell/>
        </table:table-row>
        <table:table-row table:style-name="ro2">
          <table:table-cell office:value-type="string" calcext:value-type="string">
            <text:p>Castilla y León</text:p>
          </table:table-cell>
          <table:table-cell office:value-type="float" office:value="1206775" calcext:value-type="float">
            <text:p>1.206.775</text:p>
          </table:table-cell>
          <table:table-cell office:value-type="float" office:value="1240744" calcext:value-type="float">
            <text:p>1.240.744</text:p>
          </table:table-cell>
          <table:table-cell/>
        </table:table-row>
        <table:table-row table:style-name="ro2">
          <table:table-cell office:value-type="string" calcext:value-type="string">
            <text:p>Castilla - La Mancha</text:p>
          </table:table-cell>
          <table:table-cell office:value-type="float" office:value="1022722" calcext:value-type="float">
            <text:p>1.022.722</text:p>
          </table:table-cell>
          <table:table-cell office:value-type="float" office:value="1018909" calcext:value-type="float">
            <text:p>1.018.909</text:p>
          </table:table-cell>
          <table:table-cell/>
        </table:table-row>
        <table:table-row table:style-name="ro2">
          <table:table-cell office:value-type="string" calcext:value-type="string">
            <text:p>Cataluña</text:p>
          </table:table-cell>
          <table:table-cell office:value-type="float" office:value="3697368" calcext:value-type="float">
            <text:p>3.697.368</text:p>
          </table:table-cell>
          <table:table-cell office:value-type="float" office:value="3825228" calcext:value-type="float">
            <text:p>3.825.228</text:p>
          </table:table-cell>
          <table:table-cell/>
        </table:table-row>
        <table:table-row table:style-name="ro2">
          <table:table-cell office:value-type="string" calcext:value-type="string">
            <text:p>Comunidad Valenciana</text:p>
          </table:table-cell>
          <table:table-cell office:value-type="float" office:value="2448748" calcext:value-type="float">
            <text:p>2.448.748</text:p>
          </table:table-cell>
          <table:table-cell office:value-type="float" office:value="2511220" calcext:value-type="float">
            <text:p>2.511.220</text:p>
          </table:table-cell>
          <table:table-cell/>
        </table:table-row>
        <table:table-row table:style-name="ro2">
          <table:table-cell office:value-type="string" calcext:value-type="string">
            <text:p>Extremadura</text:p>
          </table:table-cell>
          <table:table-cell office:value-type="float" office:value="539239" calcext:value-type="float">
            <text:p>539.239</text:p>
          </table:table-cell>
          <table:table-cell office:value-type="float" office:value="548539" calcext:value-type="float">
            <text:p>548.539</text:p>
          </table:table-cell>
          <table:table-cell/>
        </table:table-row>
        <table:table-row table:style-name="ro2">
          <table:table-cell office:value-type="string" calcext:value-type="string">
            <text:p>Galicia</text:p>
          </table:table-cell>
          <table:table-cell office:value-type="float" office:value="1309809" calcext:value-type="float">
            <text:p>1.309.809</text:p>
          </table:table-cell>
          <table:table-cell office:value-type="float" office:value="1408716" calcext:value-type="float">
            <text:p>1.408.716</text:p>
          </table:table-cell>
          <table:table-cell/>
        </table:table-row>
        <table:table-row table:style-name="ro2">
          <table:table-cell office:value-type="string" calcext:value-type="string">
            <text:p>Madrid (Comunidad de)</text:p>
          </table:table-cell>
          <table:table-cell office:value-type="float" office:value="3098631" calcext:value-type="float">
            <text:p>3.098.631</text:p>
          </table:table-cell>
          <table:table-cell office:value-type="float" office:value="3368365" calcext:value-type="float">
            <text:p>3.368.365</text:p>
          </table:table-cell>
          <table:table-cell/>
        </table:table-row>
        <table:table-row table:style-name="ro2">
          <table:table-cell office:value-type="string" calcext:value-type="string">
            <text:p>Murcia (Región de)</text:p>
          </table:table-cell>
          <table:table-cell office:value-type="float" office:value="733555" calcext:value-type="float">
            <text:p>733.555</text:p>
          </table:table-cell>
          <table:table-cell office:value-type="float" office:value="731292" calcext:value-type="float">
            <text:p>731.292</text:p>
          </table:table-cell>
          <table:table-cell/>
        </table:table-row>
        <table:table-row table:style-name="ro2">
          <table:table-cell office:value-type="string" calcext:value-type="string">
            <text:p>Navarra (Comunidad Foral de)</text:p>
          </table:table-cell>
          <table:table-cell office:value-type="float" office:value="317840" calcext:value-type="float">
            <text:p>317.840</text:p>
          </table:table-cell>
          <table:table-cell office:value-type="float" office:value="322807" calcext:value-type="float">
            <text:p>322.807</text:p>
          </table:table-cell>
          <table:table-cell/>
        </table:table-row>
        <table:table-row table:style-name="ro2">
          <table:table-cell office:value-type="string" calcext:value-type="string">
            <text:p>País Vasco</text:p>
          </table:table-cell>
          <table:table-cell office:value-type="float" office:value="1065580" calcext:value-type="float">
            <text:p>1.065.580</text:p>
          </table:table-cell>
          <table:table-cell office:value-type="float" office:value="1123954" calcext:value-type="float">
            <text:p>1.123.954</text:p>
          </table:table-cell>
          <table:table-cell/>
        </table:table-row>
        <table:table-row table:style-name="ro2">
          <table:table-cell office:value-type="string" calcext:value-type="string">
            <text:p>Rioja (La)</text:p>
          </table:table-cell>
          <table:table-cell office:value-type="float" office:value="155969" calcext:value-type="float">
            <text:p>155.969</text:p>
          </table:table-cell>
          <table:table-cell office:value-type="float" office:value="159825" calcext:value-type="float">
            <text:p>159.825</text:p>
          </table:table-cell>
          <table:table-cell/>
        </table:table-row>
        <table:table-row table:style-name="ro2">
          <table:table-cell office:value-type="string" calcext:value-type="string">
            <text:p>Ciudad autónoma de Ceuta</text:p>
          </table:table-cell>
          <table:table-cell office:value-type="float" office:value="42846" calcext:value-type="float">
            <text:p>42.846</text:p>
          </table:table-cell>
          <table:table-cell office:value-type="float" office:value="41673" calcext:value-type="float">
            <text:p>41.673</text:p>
          </table:table-cell>
          <table:table-cell/>
        </table:table-row>
        <table:table-row table:style-name="ro2">
          <table:table-cell office:value-type="string" calcext:value-type="string">
            <text:p>Ciudad autónoma de Melilla</text:p>
          </table:table-cell>
          <table:table-cell office:value-type="float" office:value="43768" calcext:value-type="float">
            <text:p>43.768</text:p>
          </table:table-cell>
          <table:table-cell office:value-type="float" office:value="42258" calcext:value-type="float">
            <text:p>42.258</text:p>
          </table:table-cell>
          <table:table-cell/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table:style-name="ce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3" loext:min-decimal-places="3" number:min-integer-digits="1"/>
      <number:text>%</number:text>
    </number:percentage-style>
    <number:percentage-style style:name="N107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 style:data-style-name="N2" text:time-value="15:34:11.7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Cepeda</meta:initial-creator>
    <meta:creation-date>2018-02-28T22:05:10.338000000</meta:creation-date>
    <dc:date>2018-03-05T15:36:23.211000000</dc:date>
    <dc:creator>Juan Pablo Cepeda</dc:creator>
    <meta:editing-duration>PT3M23S</meta:editing-duration>
    <meta:editing-cycles>5</meta:editing-cycles>
    <meta:generator>LibreOffice/5.4.4.2$Windows_X86_64 LibreOffice_project/2524958677847fb3bb44820e40380acbe820f960</meta:generator>
    <meta:document-statistic meta:table-count="1" meta:cell-count="63" meta:object-count="0"/>
  </office:meta>
</office:document-meta>
</file>